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Inter" svg:font-family="Inter, apple-system, BlinkMacSystemFont, 'Segoe UI', Roboto, Helvetica, Arial, sans-serif, 'Apple Color Emoji', 'Segoe UI Emoji', 'Segoe UI Symbol'"/>
    <style:font-face style:name="Inter1" svg:font-family="Inter, apple-system, system-ui, 'Segoe UI', Roboto, Helvetica, Arial, sans-serif, 'Apple Color Emoji', 'Segoe UI Emoji', 'Segoe UI Symbol'" style:font-charset="x-symbo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style:font-name="Liberation Serif" fo:font-size="12pt" officeooo:rsid="000a5c31" officeooo:paragraph-rsid="000a5c31" style:font-size-asian="12pt" style:font-size-complex="12pt"/>
    </style:style>
    <style:style style:name="P2" style:family="paragraph" style:parent-style-name="Standard">
      <style:text-properties officeooo:rsid="0007493a" officeooo:paragraph-rsid="0007493a"/>
    </style:style>
    <style:style style:name="P3" style:family="paragraph" style:parent-style-name="Standard">
      <style:text-properties fo:color="#5983b0" loext:opacity="100%" officeooo:rsid="0007493a" officeooo:paragraph-rsid="0007493a"/>
    </style:style>
    <style:style style:name="P4" style:family="paragraph" style:parent-style-name="Standard">
      <style:text-properties fo:color="#069a2e" loext:opacity="100%" officeooo:rsid="0007493a" officeooo:paragraph-rsid="0007493a"/>
    </style:style>
    <style:style style:name="P5" style:family="paragraph" style:parent-style-name="Standard">
      <style:text-properties fo:color="#000000" loext:opacity="100%" officeooo:rsid="0007493a" officeooo:paragraph-rsid="0007493a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07493a" officeooo:paragraph-rsid="0007493a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000000" loext:opacity="100%" fo:font-size="12pt" fo:font-weight="normal" officeooo:rsid="0007f414" officeooo:paragraph-rsid="0007f414" style:font-size-asian="12pt" style:font-weight-asian="normal" style:font-size-complex="12pt" style:font-weight-complex="normal"/>
    </style:style>
    <style:style style:name="P8" style:family="paragraph" style:parent-style-name="Quotations" style:list-style-name="L1" style:master-page-name="">
      <loext:graphic-properties draw:fill="none"/>
      <style:paragraph-properties fo:margin-top="0cm" fo:margin-bottom="0cm" style:contextual-spacing="false" fo:line-height="115%" fo:orphans="2" fo:widows="2" style:page-number="auto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P9" style:family="paragraph" style:parent-style-name="Quotations">
      <loext:graphic-properties draw:fill="none"/>
      <style:paragraph-properties fo:margin-top="0cm" fo:margin-bottom="0cm" style:contextual-spacing="false" fo:line-height="115%" fo:orphans="2" fo:widows="2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a5c31" style:font-size-asian="12pt" style:font-size-complex="12pt" loext:padding="0cm" loext:border="none"/>
    </style:style>
    <style:style style:name="P10" style:family="paragraph" style:parent-style-name="Quotations">
      <loext:graphic-properties draw:fill="none"/>
      <style:paragraph-properties fo:margin-left="0cm" fo:margin-right="1cm" fo:margin-top="0cm" fo:margin-bottom="0cm" style:contextual-spacing="false" fo:line-height="115%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a5c31" style:font-size-asian="12pt" style:font-size-complex="12pt" loext:padding="0cm" loext:border="none"/>
    </style:style>
    <style:style style:name="P11" style:family="paragraph" style:parent-style-name="Quotations">
      <loext:graphic-properties draw:fill="none"/>
      <style:paragraph-properties fo:margin-top="0cm" fo:margin-bottom="0cm" style:contextual-spacing="false" fo:line-height="115%" fo:text-align="center" style:justify-single-word="false" fo:orphans="2" fo:widows="2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a5c31" style:font-size-asian="12pt" style:font-size-complex="12pt" loext:padding="0cm" loext:border="none"/>
    </style:style>
    <style:style style:name="P12" style:family="paragraph" style:parent-style-name="Quotations" style:list-style-name="L1">
      <loext:graphic-properties draw:fill="none"/>
      <style:paragraph-properties fo:margin-top="0cm" fo:margin-bottom="0cm" style:contextual-spacing="false" fo:line-height="115%" fo:orphans="2" fo:widows="2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13" style:family="paragraph" style:parent-style-name="Quotations">
      <loext:graphic-properties draw:fill="none"/>
      <style:paragraph-properties fo:margin-left="0cm" fo:margin-right="1cm" fo:margin-top="0cm" fo:margin-bottom="0cm" style:contextual-spacing="false" fo:line-height="115%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rsid="000c77c9" officeooo:paragraph-rsid="000c77c9" style:font-size-asian="12pt" style:font-size-complex="12pt" loext:padding="0cm" loext:border="none"/>
    </style:style>
    <style:style style:name="P14" style:family="paragraph" style:parent-style-name="Quotations" style:list-style-name="L1">
      <loext:graphic-properties draw:fill="none"/>
      <style:paragraph-properties fo:margin-top="0cm" fo:margin-bottom="0cm" style:contextual-spacing="false" fo:line-height="115%" fo:orphans="2" fo:widows="2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rsid="000a5c31" officeooo:paragraph-rsid="000c77c9" style:font-size-asian="12pt" style:font-size-complex="12pt" loext:padding="0cm" loext:border="none"/>
    </style:style>
    <style:style style:name="P15" style:family="paragraph" style:parent-style-name="Quotations" style:list-style-name="L1">
      <loext:graphic-properties draw:fill="none"/>
      <style:paragraph-properties fo:margin-top="0cm" fo:margin-bottom="0cm" style:contextual-spacing="false" fo:line-height="115%" fo:orphans="2" fo:widows="2" fo:background-color="transparent"/>
      <style:text-properties style:font-name="Liberation Serif" fo:font-size="12pt" officeooo:paragraph-rsid="000a5c31" style:font-size-asian="12pt" style:font-size-complex="12pt"/>
    </style:style>
    <style:style style:name="P16" style:family="paragraph" style:parent-style-name="Quotations" style:list-style-name="L1">
      <loext:graphic-properties draw:fill="none"/>
      <style:paragraph-properties fo:margin-top="0cm" fo:margin-bottom="0cm" style:contextual-spacing="false" fo:line-height="115%" fo:orphans="2" fo:widows="2" fo:background-color="transparent"/>
      <style:text-properties fo:color="#000000" loext:opacity="100%" style:font-name="Liberation Serif" fo:font-size="12pt" officeooo:paragraph-rsid="000c77c9" style:font-size-asian="12pt" style:font-size-complex="12pt"/>
    </style:style>
    <style:style style:name="P17" style:family="paragraph" style:parent-style-name="Standard" style:list-style-name="L1">
      <style:text-properties style:font-name="Liberation Serif" fo:font-size="12pt" officeooo:rsid="000a5c31" officeooo:paragraph-rsid="000a5c31" style:font-size-asian="12pt" style:font-size-complex="12pt"/>
    </style:style>
    <style:style style:name="P18" style:family="paragraph" style:parent-style-name="Standard">
      <style:text-properties fo:color="#000000" loext:opacity="100%" style:text-underline-style="solid" style:text-underline-width="auto" style:text-underline-color="font-color" officeooo:rsid="0007493a" officeooo:paragraph-rsid="0007493a"/>
    </style:style>
    <style:style style:name="P19" style:family="paragraph" style:parent-style-name="Text_20_body">
      <loext:graphic-properties draw:fill="none"/>
      <style:paragraph-properties fo:margin-left="0cm" fo:margin-right="1cm" fo:margin-top="0cm" fo:margin-bottom="0cm" style:contextual-spacing="false" fo:line-height="115%" fo:orphans="2" fo:widows="2" fo:text-indent="0cm" style:auto-text-indent="false" fo:background-color="transparent"/>
      <style:text-properties fo:font-variant="normal" fo:text-transform="none" fo:color="#353c41" loext:opacity="100%" style:font-name="Inter" fo:font-size="10.5pt" fo:letter-spacing="normal" fo:font-style="normal" fo:font-weight="normal" officeooo:rsid="000c77c9" officeooo:paragraph-rsid="000c77c9" style:font-size-asian="12pt" style:font-size-complex="12pt" loext:padding="0cm" loext:border="none"/>
    </style:style>
    <style:style style:name="P20" style:family="paragraph" style:parent-style-name="Text_20_body">
      <loext:graphic-properties draw:fill="none"/>
      <style:paragraph-properties fo:margin-left="0cm" fo:margin-right="1cm" fo:margin-top="0cm" fo:margin-bottom="0cm" style:contextual-spacing="false" fo:line-height="115%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rsid="000c77c9" officeooo:paragraph-rsid="000c77c9" style:font-size-asian="12pt" style:font-size-complex="12pt" loext:padding="0cm" loext:border="none"/>
    </style:style>
    <style:style style:name="P21" style:family="paragraph" style:parent-style-name="Text_20_body" style:list-style-name="L3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22" style:family="paragraph" style:parent-style-name="Text_20_body" style:list-style-name="L3">
      <style:paragraph-properties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23" style:family="paragraph" style:parent-style-name="Text_20_body">
      <style:paragraph-properties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24" style:family="paragraph" style:parent-style-name="Text_20_body">
      <style:paragraph-properties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officeooo:rsid="000e5f52" officeooo:paragraph-rsid="000e5f52" style:font-size-asian="12pt" style:font-size-complex="12pt"/>
    </style:style>
    <style:style style:name="P25" style:family="paragraph" style:parent-style-name="Text_20_body">
      <style:paragraph-properties fo:orphans="2" fo:widows="2"/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0e5f52" officeooo:paragraph-rsid="000e5f52" style:font-size-asian="12pt" style:font-size-complex="12pt"/>
    </style:style>
    <style:style style:name="T1" style:family="text">
      <style:text-properties fo:color="#c9211e" loext:opacity="100%"/>
    </style:style>
    <style:style style:name="T2" style:family="text">
      <style:text-properties fo:color="#069a2e" loext:opacity="100%"/>
    </style:style>
    <style:style style:name="T3" style:family="text">
      <style:text-properties officeooo:rsid="000a5c31"/>
    </style:style>
    <style:style style:name="T4" style:family="text">
      <style:text-properties loext:padding="0cm" loext:border="none"/>
    </style:style>
    <style:style style:name="T5" style:family="text">
      <style:text-properties fo:background-color="#ffffff" loext:char-shading-value="0" loext:padding="0cm" loext:border="none"/>
    </style:style>
    <style:style style:name="T6" style:family="text">
      <style:text-properties fo:font-variant="normal" fo:text-transform="none" fo:color="#000000" loext:opacity="100%" fo:letter-spacing="normal" fo:font-style="normal" fo:font-weight="normal"/>
    </style:style>
    <style:style style:name="T7" style:family="text">
      <style:text-properties fo:font-variant="normal" fo:text-transform="none" fo:color="#000000" loext:opacity="100%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000000" loext:opacity="100%" fo:letter-spacing="normal" fo:font-style="normal" fo:font-weight="normal" officeooo:rsid="0011aa56"/>
    </style:style>
    <style:style style:name="T9" style:family="text">
      <style:text-properties fo:font-variant="normal" fo:text-transform="none" fo:letter-spacing="normal" fo:font-style="normal" fo:font-weight="normal" officeooo:rsid="000c77c9"/>
    </style:style>
    <style:style style:name="T10" style:family="text">
      <style:text-properties fo:font-variant="normal" fo:text-transform="none" fo:letter-spacing="normal" fo:font-style="normal" fo:font-weight="normal" officeooo:rsid="00112470"/>
    </style:style>
    <style:style style:name="T11" style:family="text">
      <style:text-properties officeooo:rsid="000c77c9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0e5f52"/>
    </style:style>
    <style:style style:name="T14" style:family="text">
      <style:text-properties officeooo:rsid="0010a641"/>
    </style:style>
    <style:style style:name="T15" style:family="text">
      <style:text-properties officeooo:rsid="0011aa5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7">Le 13 octobre 2022</text:p>
      <text:p text:style-name="P6"/>
      <text:p text:style-name="P6">Structure des fichiers archive annuels de la Netcoupe <text:span text:style-name="T14">depuis 2001</text:span></text:p>
      <text:p text:style-name="P3"/>
      <text:p text:style-name="P18">Format initial</text:p>
      <text:p text:style-name="P3"/>
      <text:p text:style-name="P3">IGC_NetCoupe2015.zip</text:p>
      <text:p text:style-name="P2"><text:tab/>IGC_Net<text:span text:style-name="T3">C</text:span>oupe2015</text:p>
      <text:p text:style-name="P2"><text:tab/><text:tab/>1.zip</text:p>
      <text:p text:style-name="P2"><text:tab/><text:tab/>2.zip</text:p>
      <text:p text:style-name="P2"><text:tab/><text:tab/>3.zip</text:p>
      <text:p text:style-name="P2"><text:tab/><text:tab/>………</text:p>
      <text:p text:style-name="P2"><text:tab/><text:tab/>n.zip</text:p>
      <text:p text:style-name="P2"><text:tab/><text:tab/><text:tab/><text:span text:style-name="T1">NetCoupe2015_n.igc</text:span></text:p>
      <text:p text:style-name="P2"><text:tab/><text:tab/>n+1.zip</text:p>
      <text:p text:style-name="P2"><text:tab/><text:tab/>……….</text:p>
      <text:p text:style-name="P2"><text:tab/><text:tab/>……….</text:p>
      <text:p text:style-name="P2"/>
      <text:p text:style-name="P5"/>
      <text:p text:style-name="P5"><text:span text:style-name="T12">Après anonymisation</text:span> :</text:p>
      <text:p text:style-name="P4"/>
      <text:p text:style-name="P4">IGC_NetCoupe2015_new.zip</text:p>
      <text:p text:style-name="P2"><text:tab/>IGC_Net<text:span text:style-name="T3">C</text:span>oupe2015</text:p>
      <text:p text:style-name="P2"><text:tab/><text:tab/>1.zip</text:p>
      <text:p text:style-name="P2"><text:tab/><text:tab/>2.zip</text:p>
      <text:p text:style-name="P2"><text:tab/><text:tab/>3.zip</text:p>
      <text:p text:style-name="P2"><text:tab/><text:tab/>………</text:p>
      <text:p text:style-name="P2"><text:tab/><text:tab/>n.zip</text:p>
      <text:p text:style-name="P2"><text:tab/><text:tab/><text:tab/><text:span text:style-name="T2">NetCoupe2015_n_new.igc</text:span></text:p>
      <text:p text:style-name="P2"><text:tab/><text:tab/>n+1.zip</text:p>
      <text:p text:style-name="P2"><text:tab/><text:tab/>……….</text:p>
      <text:p text:style-name="P2"><text:tab/><text:tab/>……….</text:p>
      <text:p text:style-name="P2"/>
      <text:p text:style-name="P1"><text:span text:style-name="T12">Procédure d’anonymisation </text:span>:</text:p>
      <text:p text:style-name="P1"><text:tab/></text:p>
      <text:list xml:id="list2711442036" text:style-name="L1">
        <text:list-item>
          <text:p text:style-name="P17">traiter <text:s/>le fichier ligne par ligne ;</text:p>
        </text:list-item>
        <text:list-item>
          <text:p text:style-name="P14">éliminer les 50 premières et <text:span text:style-name="T15">50 </text:span>dernières lignes s<text:span text:style-name="T11">auf :</text:span></text:p>
          <text:list>
            <text:list-item>
              <text:p text:style-name="P8">la ligne qui commence par "HFDTE" qui contient la date du vol ;</text:p>
            </text:list-item>
            <text:list-item>
              <text:p text:style-name="P12"><text:span text:style-name="T4">la ligne qui commence par "I" </text:span><text:span text:style-name="T5"> </text:span>qui contient la description des informations complémentaires éventuellement contenues dans les lignes "B" qui sont celles qui donnent les positions ;</text:p>
            </text:list-item>
            <text:list-item>
              <text:p text:style-name="P15"><text:span text:style-name="T7">ligne qui commence par "J" </text:span><text:span text:style-name="T6">qui décrit le contenu d'éventuelles positions apériodiques décrites dans les ligne "K" qui se rencontrent </text:span><text:span text:style-name="T8">entre </text:span><text:span text:style-name="T6">des lignes "B" ;</text:span></text:p>
            </text:list-item>
          </text:list>
        </text:list-item>
        <text:list-item>
          <text:p text:style-name="P16"><text:span text:style-name="T9">L’identité du pilote, l’immatriculation du planeur, </text:span><text:span text:style-name="T10">la définition du circuit,</text:span><text:span text:style-name="T9"> </text:span><text:span text:style-name="T10">et la clé IGC</text:span><text:span text:style-name="T9"> seront ainsi absentes du fichier.</text:span></text:p>
        </text:list-item>
      </text:list>
      <text:p text:style-name="P10"/>
      <text:p text:style-name="P13"><text:span text:style-name="T12">Conditions pour la transmission et l’utilisation d’utilisation des données IGC de la NetCoupe</text:span> :</text:p>
      <text:p text:style-name="P19"/>
      <text:p text:style-name="P20"/>
      <text:list xml:id="list1513014430" text:style-name="L3">
        <text:list-item>
          <text:p text:style-name="P21"><text:soft-page-break/>Les données IGC seront anonymisé<text:span text:style-name="T13">e</text:span>s (via <text:span text:style-name="T11">un script développé par </text:span><text:span text:style-name="T13">la commission météo</text:span>)</text:p>
        </text:list-item>
        <text:list-item>
          <text:p text:style-name="P21">dans le cadre de <text:span text:style-name="T13">toute</text:span> étude / publication, <text:span text:style-name="T13">planeur</text:span>.net et netcoupe.net <text:span text:style-name="T13">sont cités </text:span>en expliquant que les données ne sont pas nominatives et totalement anonymisés <text:span text:style-name="T13">et un </text:span>article pour publication sur planeur.net ;</text:p>
        </text:list-item>
        <text:list-item>
          <text:p text:style-name="P22"><text:span text:style-name="T13">La </text:span>communi<text:span text:style-name="T13">cation</text:span> ultérieurement ces données à un tiers <text:span text:style-name="T13">est interdite</text:span>.</text:p>
        </text:list-item>
      </text:list>
      <text:p text:style-name="P23"/>
      <text:p text:style-name="P25">Tests du script sur l’année 2015</text:p>
      <text:p text:style-name="P24">Le fichier zip remis contient 26459 fichiers IGC doublement zipés. Sa taille est de 2,4 Goctets. Certains fichiers (9) sont corrompus ou mal formés. A l’arrivée l’archive zip des fichiers anonymisés contient donc 26450 fichiers. Le temps de traitement sur un MacBook Air M1 avec 16 Goct de mémoire est de 31 minutes.</text:p>
      <text:p text:style-name="P9"/>
      <text:p text:style-name="P9"/>
      <text:p text:style-name="P11">------------------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Inter" svg:font-family="Inter, apple-system, BlinkMacSystemFont, 'Segoe UI', Roboto, Helvetica, Arial, sans-serif, 'Apple Color Emoji', 'Segoe UI Emoji', 'Segoe UI Symbol'"/>
    <style:font-face style:name="Inter1" svg:font-family="Inter, apple-system, system-ui, 'Segoe UI', Roboto, Helvetica, Arial, sans-serif, 'Apple Color Emoji', 'Segoe UI Emoji', 'Segoe UI Symbol'" style:font-charset="x-symbo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3T21:39:53.757623509</meta:creation-date>
    <dc:date>2022-10-14T17:53:33.635000000</dc:date>
    <meta:editing-duration>PT1H8M51S</meta:editing-duration>
    <meta:editing-cycles>9</meta:editing-cycles>
    <meta:generator>LibreOffice/7.3.0.3$Windows_X86_64 LibreOffice_project/0f246aa12d0eee4a0f7adcefbf7c878fc2238db3</meta:generator>
    <meta:document-statistic meta:table-count="0" meta:image-count="0" meta:object-count="0" meta:page-count="2" meta:paragraph-count="41" meta:word-count="284" meta:character-count="1828" meta:non-whitespace-character-count="1550"/>
  </office:meta>
</office:document-meta>
</file>